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aig Jacobson</text:p>
      <text:p text:style-name="Standard">CS 484 Section 1</text:p>
      <text:p text:style-name="Standard">17 January 2014</text:p>
      <text:p text:style-name="Standard"/>
      <text:p text:style-name="P3">Lab 1 – Hotplate and Open MP</text:p>
      <text:p text:style-name="P1"/>
      <text:p text:style-name="P2">The first iteration of my program was a serial version to make sure everything was working and so I could compute a few sanity checks for debugging. <text:s/>On my personal computer (Quad Core 2.2 Ghz) and without optimizations the serial program took about 11 seconds to complete, with the optimizations flag around 1.2 to 1.3 seconds. <text:s/>Apparently there are significant gains just by allowing gcc to optimize the code. <text:s/>These numbers gave me a benchmark to work with. <text:s/>I tried a few trivial attempts at making the program run faster such as using local/stack based arrays versus allocating the arrays on the heap; ultimately these minor tweaks did nothing.</text:p>
      <text:p text:style-name="P2"/>
      <text:p text:style-name="P2">Next up was to parallelize the program. <text:s/>By inserting a simple “#pragma omp parallel for” in front of the main computational loop. <text:s/>Unfortunately this degraded performance significantly when using one thread and using four threads didn't even get below the optimized serial benchmark (see Figure 1). <text:s/>Note that all of these are being run on my personal computer. <text:s/>Since the only change is the addition of threading then the thread create and join process is the cause of this significantly degraded performance. <text:s/>However, the run times nearly halve each time the number of threads used is doubled, showing that this method at least scales well. <text:s/>Adding parallelization for the test for convergence didn't <text:s/>noticeably effect performance and are not included in Figure 1.</text:p>
      <text:p text:style-name="P2"/>
      <text:p text:style-name="P2">The second successful attempt at parallelizing removes all of the inefficient thread create and joins to actually receive a performance gain over <text:s/>the serial version. <text:s/>My code looks much like the pseudo code shown in class on Friday, January 17 (although I coded it on Wednesday). <text:s/>The result is graphed in Figure 1. <text:s/>Again, performance is lost with 8 and 16 threads due to the four core limit.</text:p>
      <text:p text:style-name="P2"/>
      <text:p text:style-name="P2"/>
      <text:p text:style-name="P2"><draw:frame draw:style-name="fr1" draw:name="Object1" text:anchor-type="paragraph" svg:width="7.9366in" svg:height="3.6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</text:p>
      <text:p text:style-name="P2"/>
      <text:p text:style-name="P2">The same programs are shown in Figure 2, only this time they ran on the supercomputer. <text:s/>There is a third version that puts all of the code into one function in one large parallelized block. <text:s/>This code a a little uglier, but so far has given me my bast performance. <text:s/>See Parallel #3 for details in Figure 2. <text:s/>I've noticed that executing Parallel #3 with 16 threads tends to decrease performance significantly; this leads me to wonder if the overhead just gets to be too much or my jobs aren't being scheduled on a node with 16 cores. <text:s/>Since 12 threads is still performing well I can only guess that my jobs indeed aren't being scheduled on a 16 core node. <text:s/>I'm note sure why this is since I used the script generator, so this is an issue I will have to continue to look into.</text:p>
      <text:p text:style-name="P2"/>
      <text:p text:style-name="P2"/>
      <text:p text:style-name="P2"><draw:frame draw:style-name="fr2" draw:name="Object2" text:anchor-type="paragraph" svg:width="7.9693in" svg:height="3.753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I've tried all sorts of attempts at optimizing. <text:s/>I found that a chunk size of 64 for the loops seemed to perform optimally, other chunk sizes both larger and smaller gave a reduction in performance (see Figure 1); furthermore, just leaving the chunk size blank with dynamic scheduling or using static scheduling also reduced performance on my personal computer. <text:s/>Similar tests on the supercomputer showed that not specifying a scheduler or chunk size works well, or using a chunk size of 64 with the dynamic scheduler. <text:s/>When messing with the chunk size I saw more losses on the super computer than on my personal computer; overall my discovery is that not specifying the scheduling method is sufficient. <text:s/>I tried to reduce the amount of barriers I encountered by allocating an extra matrix for each thread and performing iterations in chunks equal to the thread count being used. <text:s/>This gave a reduction of performance on the supercomputer, but performed comparably on my personal machine. <text:s/>I've tried numerous re-orderings of “if” statements and even created a matrix to explicitly mark which cells had the static temperatures to aid in testing for convergence. <text:s/>All of these attempts didn't help increase performance. <text:s/>I even tried manually calculating the chunk sizes based on the thread number, which decreased performance significantly. <text:s/>I even tried having the threads leap frog through the rows of calculations, unfortunately this interferes with locality and caching; the result was an increase in <text:soft-page-break/>runtime by about a factor of two. <text:s/>Throughout my tinkering I found that the most straight forward solution is fairly effic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14-01-17T14:46:34</meta:creation-date>
    <dc:date>2014-01-17T17:32:57</dc:date>
    <dc:creator>V </dc:creator>
    <meta:editing-duration>PT1H46M27S</meta:editing-duration>
    <meta:editing-cycles>11</meta:editing-cycles>
    <meta:generator>LibreOffice/3.5$Linux_X86_64 LibreOffice_project/350m1$Build-2</meta:generator>
    <meta:document-statistic meta:table-count="0" meta:image-count="0" meta:object-count="2" meta:page-count="3" meta:paragraph-count="9" meta:word-count="724" meta:character-count="4291" meta:non-whitespace-character-count="35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59cm" svg:height="9.23cm" xlink:href="." xlink:type="simple" chart:class="chart:scatter" chart:style-name="ch1">
        <chart:title svg:x="15.837cm" svg:y="1.59cm" chart:style-name="ch2">
          <text:p>Figure 1</text:p>
        </chart:title>
        <chart:subtitle svg:x="15.248cm" svg:y="2.197cm" chart:style-name="ch3">
          <text:p>Quad Core 2.2 Ghz</text:p>
        </chart:subtitle>
        <chart:legend chart:legend-position="end" svg:x="13.153cm" svg:y="2.623cm" style:legend-expansion="high" chart:style-name="ch4"/>
        <chart:plot-area chart:style-name="ch5" chart:data-source-has-labels="both" svg:x="0.5cm" svg:y="0.039cm" svg:width="12.838cm" svg:height="8.931cm">
          <chartooo:coordinate-region svg:x="1.227cm" svg:y="0.238cm" svg:width="11.925cm" svg:height="8.085cm"/>
          <chart:axis chart:dimension="x" chart:name="primary-x" chart:style-name="ch6" chartooo:axis-type="auto">
            <chart:title svg:x="5.87cm" svg:y="8.67cm" chart:style-name="ch7">
              <text:p>Thread Count</text:p>
            </chart:title>
            <chart:categories table:cell-range-address="local-table.$A$2:.$A$6"/>
          </chart:axis>
          <chart:axis chart:dimension="y" chart:name="primary-y" chart:style-name="ch6">
            <chart:title svg:x="0cm" svg:y="5.315cm" chart:style-name="ch8">
              <text:p>Time (sec)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series chart:style-name="ch12" chart:values-cell-range-address="local-table.$E$2:.$E$6" chart:label-cell-address="local-table.$E$1" chart:class="chart:scatter">
            <chart:data-point chart:repeated="5"/>
          </chart:series>
          <chart:series chart:style-name="ch13" chart:values-cell-range-address="local-table.$F$2:.$F$6" chart:label-cell-address="local-table.$F$1" chart:class="chart:scatter">
            <chart:data-point chart:repeated="5"/>
          </chart:series>
          <chart:series chart:style-name="ch14" chart:values-cell-range-address="local-table.$G$2:.$G$6" chart:label-cell-address="local-table.$G$1" chart:class="chart:scatter">
            <chart:data-point chart:repeated="5"/>
          </chart:series>
          <chart:series chart:style-name="ch15" chart:values-cell-range-address="local-table.$H$2:.$H$6" chart:label-cell-address="local-table.$H$1" chart:class="chart:scatter">
            <chart:data-point chart:repeated="5"/>
          </chart:series>
          <chart:series chart:style-name="ch16" chart:values-cell-range-address="local-table.$I$2:.$I$6" chart:label-cell-address="local-table.$I$1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Parallel #1</text:p>
              </table:table-cell>
              <table:table-cell office:value-type="string">
                <text:p>Parallel #2 (chunk size = 64)</text:p>
              </table:table-cell>
              <table:table-cell office:value-type="string">
                <text:p>Parallel #2 (chunk size = 32)</text:p>
              </table:table-cell>
              <table:table-cell office:value-type="string">
                <text:p>Parallel #2 (chunk size = 128)</text:p>
              </table:table-cell>
              <table:table-cell office:value-type="string">
                <text:p>Parallel #2 (static)</text:p>
              </table:table-cell>
              <table:table-cell office:value-type="string">
                <text:p>Parallel #2 (dynamic – no chunk size specified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5383">
                <text:p>1.285383</text:p>
              </table:table-cell>
              <table:table-cell office:value-type="float" office:value="3.397761">
                <text:p>3.397761</text:p>
              </table:table-cell>
              <table:table-cell office:value-type="float" office:value="1.397191">
                <text:p>1.397191</text:p>
              </table:table-cell>
              <table:table-cell office:value-type="float" office:value="1.397512">
                <text:p>1.397512</text:p>
              </table:table-cell>
              <table:table-cell office:value-type="float" office:value="1.394449">
                <text:p>1.394449</text:p>
              </table:table-cell>
              <table:table-cell office:value-type="float" office:value="1.472911">
                <text:p>1.472911</text:p>
              </table:table-cell>
              <table:table-cell office:value-type="float" office:value="1.45653">
                <text:p>1.456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85383">
                <text:p>1.285383</text:p>
              </table:table-cell>
              <table:table-cell office:value-type="float" office:value="2.890063">
                <text:p>2.890063</text:p>
              </table:table-cell>
              <table:table-cell office:value-type="float" office:value="0.863034">
                <text:p>0.863034</text:p>
              </table:table-cell>
              <table:table-cell office:value-type="float" office:value="0.868757">
                <text:p>0.868757</text:p>
              </table:table-cell>
              <table:table-cell office:value-type="float" office:value="0.862777">
                <text:p>0.862777</text:p>
              </table:table-cell>
              <table:table-cell office:value-type="float" office:value="0.889294">
                <text:p>0.889294</text:p>
              </table:table-cell>
              <table:table-cell office:value-type="float" office:value="1.106021">
                <text:p>1.106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85383">
                <text:p>1.285383</text:p>
              </table:table-cell>
              <table:table-cell office:value-type="float" office:value="1.480786">
                <text:p>1.480786</text:p>
              </table:table-cell>
              <table:table-cell office:value-type="float" office:value="0.56305">
                <text:p>0.56305</text:p>
              </table:table-cell>
              <table:table-cell office:value-type="float" office:value="0.578404">
                <text:p>0.578404</text:p>
              </table:table-cell>
              <table:table-cell office:value-type="float" office:value="0.567228">
                <text:p>0.567228</text:p>
              </table:table-cell>
              <table:table-cell office:value-type="float" office:value="0.604181">
                <text:p>0.604181</text:p>
              </table:table-cell>
              <table:table-cell office:value-type="float" office:value="0.893026">
                <text:p>0.893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285383">
                <text:p>1.285383</text:p>
              </table:table-cell>
              <table:table-cell office:value-type="float" office:value="1.766233">
                <text:p>1.766233</text:p>
              </table:table-cell>
              <table:table-cell office:value-type="float" office:value="0.598228">
                <text:p>0.598228</text:p>
              </table:table-cell>
              <table:table-cell office:value-type="float" office:value="0.614015">
                <text:p>0.614015</text:p>
              </table:table-cell>
              <table:table-cell office:value-type="float" office:value="0.596496">
                <text:p>0.596496</text:p>
              </table:table-cell>
              <table:table-cell office:value-type="float" office:value="0.901503">
                <text:p>0.901503</text:p>
              </table:table-cell>
              <table:table-cell office:value-type="float" office:value="0.903114">
                <text:p>0.903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285383">
                <text:p>1.285383</text:p>
              </table:table-cell>
              <table:table-cell office:value-type="float" office:value="1.824249">
                <text:p>1.824249</text:p>
              </table:table-cell>
              <table:table-cell office:value-type="float" office:value="0.614224">
                <text:p>0.614224</text:p>
              </table:table-cell>
              <table:table-cell office:value-type="float" office:value="0.626641">
                <text:p>0.626641</text:p>
              </table:table-cell>
              <table:table-cell office:value-type="float" office:value="0.636523">
                <text:p>0.636523</text:p>
              </table:table-cell>
              <table:table-cell office:value-type="float" office:value="0.926263">
                <text:p>0.926263</text:p>
              </table:table-cell>
              <table:table-cell office:value-type="float" office:value="0.926881">
                <text:p>0.926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2cm" svg:height="9.533cm" xlink:href="." xlink:type="simple" chart:class="chart:scatter" chart:style-name="ch1">
        <chart:title svg:x="17.169cm" svg:y="1.924cm" chart:style-name="ch2">
          <text:p>Figure 2</text:p>
        </chart:title>
        <chart:subtitle svg:x="16.716cm" svg:y="2.791cm" chart:style-name="ch3">
          <text:p>Supercomputer</text:p>
        </chart:subtitle>
        <chart:legend chart:legend-position="end" svg:x="14.506cm" svg:y="3.72cm" style:legend-expansion="high" chart:style-name="ch4"/>
        <chart:plot-area chart:style-name="ch5" chart:data-source-has-labels="both" svg:x="0.456cm" svg:y="-0.064cm" svg:width="14.237cm" svg:height="9.53cm">
          <chartooo:coordinate-region svg:x="1.183cm" svg:y="0.135cm" svg:width="13.323cm" svg:height="8.684cm"/>
          <chart:axis chart:dimension="x" chart:name="primary-x" chart:style-name="ch6" chartooo:axis-type="auto">
            <chart:title svg:x="6.525cm" svg:y="8.973cm" chart:style-name="ch7">
              <text:p>Thread Count</text:p>
            </chart:title>
            <chart:categories table:cell-range-address="local-table.$A$2:.$A$7"/>
          </chart:axis>
          <chart:axis chart:dimension="y" chart:name="primary-y" chart:style-name="ch6">
            <chart:title svg:x="0cm" svg:y="5.512cm" chart:style-name="ch8">
              <text:p>Time (sec)</text:p>
            </chart:title>
            <chart:grid chart:style-name="ch9" chart:class="major"/>
          </chart:axis>
          <chart:series chart:style-name="ch10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1" chart:values-cell-range-address="local-table.$D$2:.$D$7" chart:label-cell-address="local-table.$D$1" chart:class="chart:scatter">
            <chart:data-point chart:repeated="6"/>
          </chart:series>
          <chart:series chart:style-name="ch12" chart:values-cell-range-address="local-table.$E$2:.$E$7" chart:label-cell-address="local-table.$E$1" chart:class="chart:scatter">
            <chart:data-point chart:repeated="6"/>
          </chart:series>
          <chart:series chart:style-name="ch13" chart:values-cell-range-address="local-table.$F$2:.$F$7" chart:label-cell-address="local-table.$F$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Parallel #1</text:p>
              </table:table-cell>
              <table:table-cell office:value-type="string">
                <text:p>Parallel #2 (chunk size = 64)</text:p>
              </table:table-cell>
              <table:table-cell office:value-type="string">
                <text:p>Parallel #3 (chunk size = 64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2814">
                <text:p>0.932814</text:p>
              </table:table-cell>
              <table:table-cell office:value-type="float" office:value="1.274618">
                <text:p>1.274618</text:p>
              </table:table-cell>
              <table:table-cell office:value-type="float" office:value="0.50499">
                <text:p>0.50499</text:p>
              </table:table-cell>
              <table:table-cell office:value-type="float" office:value="0.25775">
                <text:p>0.25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2814">
                <text:p>0.932814</text:p>
              </table:table-cell>
              <table:table-cell office:value-type="float" office:value="0.794861">
                <text:p>0.794861</text:p>
              </table:table-cell>
              <table:table-cell office:value-type="float" office:value="0.449108">
                <text:p>0.449108</text:p>
              </table:table-cell>
              <table:table-cell office:value-type="float" office:value="0.155408">
                <text:p>0.155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2814">
                <text:p>0.932814</text:p>
              </table:table-cell>
              <table:table-cell office:value-type="float" office:value="0.408668">
                <text:p>0.408668</text:p>
              </table:table-cell>
              <table:table-cell office:value-type="float" office:value="0.325909">
                <text:p>0.325909</text:p>
              </table:table-cell>
              <table:table-cell office:value-type="float" office:value="0.101373">
                <text:p>0.101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2814">
                <text:p>0.932814</text:p>
              </table:table-cell>
              <table:table-cell office:value-type="float" office:value="0.221275">
                <text:p>0.221275</text:p>
              </table:table-cell>
              <table:table-cell office:value-type="float" office:value="0.20987">
                <text:p>0.20987</text:p>
              </table:table-cell>
              <table:table-cell office:value-type="float" office:value="0.073163">
                <text:p>0.073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932814">
                <text:p>0.932814</text:p>
              </table:table-cell>
              <table:table-cell office:value-type="float" office:value="0.345507">
                <text:p>0.345507</text:p>
              </table:table-cell>
              <table:table-cell office:value-type="float" office:value="0.174682">
                <text:p>0.174682</text:p>
              </table:table-cell>
              <table:table-cell office:value-type="float" office:value="0.077779">
                <text:p>0.077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932814">
                <text:p>0.932814</text:p>
              </table:table-cell>
              <table:table-cell office:value-type="float" office:value="0.436208">
                <text:p>0.436208</text:p>
              </table:table-cell>
              <table:table-cell office:value-type="float" office:value="0.147488">
                <text:p>0.147488</text:p>
              </table:table-cell>
              <table:table-cell office:value-type="float" office:value="0.295904">
                <text:p>0.295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